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dejavu sans mono" svg:font-family="'dejavu sans mono'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officeooo:rsid="0027fb3a" style:font-weight-asian="normal" style:font-weight-complex="normal"/>
    </style:style>
    <style:style style:name="P6" style:family="paragraph" style:parent-style-name="Standard">
      <style:text-properties style:font-name="Menlo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10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1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12" style:family="paragraph" style:parent-style-name="Standard">
      <style:text-properties fo:font-weight="bold" officeooo:rsid="0030a50f" officeooo:paragraph-rsid="0030a50f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5" style:family="paragraph" style:parent-style-name="Standard">
      <style:text-properties fo:font-weight="normal" officeooo:rsid="001f7829" style:font-weight-asian="normal" style:font-weight-complex="normal"/>
    </style:style>
    <style:style style:name="P16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7" style:family="paragraph" style:parent-style-name="Standard">
      <style:text-properties fo:font-weight="normal" officeooo:rsid="0027fb3a" officeooo:paragraph-rsid="0027fb3a" style:font-weight-asian="normal" style:font-weight-complex="normal"/>
    </style:style>
    <style:style style:name="P18" style:family="paragraph" style:parent-style-name="Standard">
      <style:text-properties officeooo:rsid="0021b6a1" officeooo:paragraph-rsid="0021b6a1"/>
    </style:style>
    <style:style style:name="P19" style:family="paragraph" style:parent-style-name="Preformatted_20_Text">
      <style:text-properties fo:font-weight="bold" officeooo:rsid="0031f25d" officeooo:paragraph-rsid="004c906b" style:font-weight-asian="bold" style:font-weight-complex="bold"/>
    </style:style>
    <style:style style:name="P20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3">
      <style:text-properties fo:language="en" fo:country="US"/>
    </style:style>
    <style:style style:name="P25" style:family="paragraph" style:parent-style-name="Standard" style:list-style-name="L8">
      <style:text-properties fo:language="en" fo:country="US"/>
    </style:style>
    <style:style style:name="P26" style:family="paragraph" style:parent-style-name="Standard" style:list-style-name="L4"/>
    <style:style style:name="P27" style:family="paragraph" style:parent-style-name="Standard" style:list-style-name="L5"/>
    <style:style style:name="P28" style:family="paragraph" style:parent-style-name="Standard" style:list-style-name="L6"/>
    <style:style style:name="P29" style:family="paragraph" style:parent-style-name="Standard" style:list-style-name="L7"/>
    <style:style style:name="P30" style:family="paragraph" style:parent-style-name="Standard" style:list-style-name="L8">
      <style:text-properties officeooo:paragraph-rsid="0012ed7c"/>
    </style:style>
    <style:style style:name="P31" style:family="paragraph" style:parent-style-name="Standard" style:list-style-name="L8">
      <style:text-properties officeooo:paragraph-rsid="00184ef8"/>
    </style:style>
    <style:style style:name="P32" style:family="paragraph" style:parent-style-name="Standard" style:list-style-name="L9"/>
    <style:style style:name="P33" style:family="paragraph" style:parent-style-name="Standard" style:list-style-name="L9">
      <style:text-properties officeooo:rsid="0021b6a1" officeooo:paragraph-rsid="0021b6a1"/>
    </style:style>
    <style:style style:name="P34" style:family="paragraph" style:parent-style-name="Standard">
      <style:text-properties fo:font-weight="normal" style:font-weight-asian="normal" style:font-weight-complex="normal"/>
    </style:style>
    <style:style style:name="P35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P36" style:family="paragraph" style:parent-style-name="Standard" style:list-style-name="L11">
      <style:text-properties officeooo:paragraph-rsid="0030a50f"/>
    </style:style>
    <style:style style:name="P37" style:family="paragraph" style:parent-style-name="Standard" style:list-style-name="L11">
      <style:text-properties fo:font-weight="bold" officeooo:rsid="0030a50f" officeooo:paragraph-rsid="0030a50f" style:font-weight-asian="bold" style:font-weight-complex="bold"/>
    </style:style>
    <style:style style:name="P38" style:family="paragraph" style:parent-style-name="Standard" style:list-style-name="L11">
      <style:text-properties fo:font-weight="bold" officeooo:rsid="0027fb3a" officeooo:paragraph-rsid="0027fb3a" style:font-weight-asian="bold" style:font-weight-complex="bold"/>
    </style:style>
    <style:style style:name="P39" style:family="paragraph" style:parent-style-name="Preformatted_20_Text" style:list-style-name="L11">
      <style:text-properties fo:font-weight="bold" officeooo:rsid="0031f25d" officeooo:paragraph-rsid="0031f25d" style:font-weight-asian="bold" style:font-weight-complex="bold"/>
    </style:style>
    <style:style style:name="P40" style:family="paragraph" style:parent-style-name="Preformatted_20_Text" style:list-style-name="L11">
      <style:text-properties fo:font-weight="bold" officeooo:rsid="0031f25d" officeooo:paragraph-rsid="004c906b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font-name="Arial" officeooo:rsid="004133cd"/>
    </style:style>
    <style:style style:name="T5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6" style:family="text">
      <style:text-properties fo:color="#333333" style:font-name="Courier"/>
    </style:style>
    <style:style style:name="T7" style:family="text">
      <style:text-properties style:font-name="Menlo"/>
    </style:style>
    <style:style style:name="T8" style:family="text">
      <style:text-properties style:font-name="Menlo" fo:language="en" fo:country="US"/>
    </style:style>
    <style:style style:name="T9" style:family="text">
      <style:text-properties fo:color="#24292e" style:font-name="SFMono-Regular" fo:font-size="9.5pt" style:font-size-asian="9.5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84ef8"/>
    </style:style>
    <style:style style:name="T12" style:family="text">
      <style:text-properties fo:language="en" fo:country="US" officeooo:rsid="0018863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0a50f" style:font-weight-asian="bold" style:font-weight-complex="bold"/>
    </style:style>
    <style:style style:name="T15" style:family="text">
      <style:text-properties fo:font-weight="bold" officeooo:rsid="00474e46" style:font-weight-asian="bold" style:font-weight-complex="bold"/>
    </style:style>
    <style:style style:name="T16" style:family="text">
      <style:text-properties officeooo:rsid="0012a5b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7829" style:font-weight-asian="normal" style:font-weight-complex="normal"/>
    </style:style>
    <style:style style:name="T19" style:family="text">
      <style:text-properties fo:font-weight="normal" officeooo:rsid="0030a50f" style:font-weight-asian="normal" style:font-weight-complex="normal"/>
    </style:style>
    <style:style style:name="T20" style:family="text">
      <style:text-properties officeooo:rsid="001c014e"/>
    </style:style>
    <style:style style:name="T21" style:family="text">
      <style:text-properties officeooo:rsid="00201129"/>
    </style:style>
    <style:style style:name="T22" style:family="text">
      <style:text-properties officeooo:rsid="002d53c2"/>
    </style:style>
    <style:style style:name="T23" style:family="text">
      <style:text-properties officeooo:rsid="002993f2"/>
    </style:style>
    <style:style style:name="T24" style:family="text">
      <style:text-properties officeooo:rsid="002a6505"/>
    </style:style>
    <style:style style:name="T25" style:family="text">
      <style:text-properties officeooo:rsid="002bdd2f"/>
    </style:style>
    <style:style style:name="T26" style:family="text">
      <style:text-properties fo:font-variant="normal" fo:text-transform="none" fo:color="#24292e" style:font-name="SFMono-Regular1" fo:font-size="9.75pt" fo:letter-spacing="normal" fo:font-style="normal" fo:font-weight="normal" officeooo:rsid="0030a50f" style:font-weight-asian="normal" style:font-weight-complex="normal" loext:padding="0cm" loext:border="none"/>
    </style:style>
    <style:style style:name="T27" style:family="text">
      <style:text-properties fo:font-variant="normal" fo:text-transform="none" fo:color="#24292e" style:font-name="SFMono-Regular1" fo:font-size="9.75pt" fo:letter-spacing="normal" fo:font-style="normal" fo:font-weight="normal" style:font-weight-asian="normal" style:font-weight-complex="normal" loext:padding="0cm" loext:border="none"/>
    </style:style>
    <style:style style:name="T28" style:family="text">
      <style:text-properties fo:font-variant="normal" fo:text-transform="none" fo:color="#24292e" style:font-name="SFMono-Regular1" fo:font-size="9.75pt" fo:letter-spacing="normal" fo:font-style="normal" fo:font-weight="normal" officeooo:rsid="004c906b" style:font-weight-asian="normal" style:font-weight-complex="normal" loext:padding="0cm" loext:border="none"/>
    </style:style>
    <style:style style:name="T29" style:family="text">
      <style:text-properties fo:font-variant="normal" fo:text-transform="none" fo:color="#24292e" style:font-name="SFMono-Regular1" fo:font-size="9.7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24292e" style:font-name="SFMono-Regular1" fo:font-size="9.75pt" fo:letter-spacing="normal" fo:font-style="normal" fo:font-weight="normal" officeooo:rsid="003437fa" loext:padding="0cm" loext:border="none"/>
    </style:style>
    <style:style style:name="T31" style:family="text">
      <style:text-properties fo:font-variant="normal" fo:text-transform="none" fo:color="#222222" style:font-name="dejavu sans mono" fo:font-size="12pt" fo:letter-spacing="normal" fo:font-style="normal" officeooo:rsid="004c906b" style:font-size-asian="12pt" style:font-size-complex="12pt" loext:padding="0cm" loext:border="none"/>
    </style:style>
    <style:style style:name="T32" style:family="text">
      <style:text-properties fo:font-variant="normal" fo:text-transform="none" fo:color="#222222" style:font-name="dejavu sans mono" fo:font-size="12pt" fo:letter-spacing="normal" fo:font-style="normal" fo:font-weight="normal" officeooo:rsid="004dde76" style:font-size-asian="12pt" style:font-weight-asian="normal" style:font-size-complex="12pt" style:font-weight-complex="normal" loext:padding="0cm" loext:border="none"/>
    </style:style>
    <style:style style:name="T33" style:family="text">
      <style:text-properties officeooo:rsid="0032a198"/>
    </style:style>
    <style:style style:name="T34" style:family="text">
      <style:text-properties officeooo:rsid="0036010d"/>
    </style:style>
    <style:style style:name="T35" style:family="text">
      <style:text-properties officeooo:rsid="0038ff2d"/>
    </style:style>
    <style:style style:name="T36" style:family="text">
      <style:text-properties officeooo:rsid="003adb8a"/>
    </style:style>
    <style:style style:name="T37" style:family="text">
      <style:text-properties officeooo:rsid="003b936f"/>
    </style:style>
    <style:style style:name="T38" style:family="text">
      <style:text-properties officeooo:rsid="003d35e8"/>
    </style:style>
    <style:style style:name="T39" style:family="text">
      <style:text-properties officeooo:rsid="003f00b8"/>
    </style:style>
    <style:style style:name="T40" style:family="text">
      <style:text-properties officeooo:rsid="0040ab06"/>
    </style:style>
    <style:style style:name="T41" style:family="text">
      <style:text-properties officeooo:rsid="004580b4"/>
    </style:style>
    <style:style style:name="T42" style:family="text">
      <style:text-properties officeooo:rsid="00474e46"/>
    </style:style>
    <style:style style:name="T43" style:family="text">
      <style:text-properties officeooo:rsid="0049109e"/>
    </style:style>
    <style:style style:name="T44" style:family="text">
      <style:text-properties officeooo:rsid="004a83cb"/>
    </style:style>
    <style:style style:name="T45" style:family="text">
      <style:text-properties officeooo:rsid="004f1f74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5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5">-y</text:span></text:span></text:p>
      <text:p text:style-name="Standard"><text:span text:style-name="Fonte_20_parág._20_padrão"><text:span text:style-name="T1">- sudo </text:span></text:span><text:span text:style-name="Strong_20_Emphasis"><text:span text:style-name="T6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Standard"><text:span text:style-name="Fonte_20_parág._20_padrão"><text:span text:style-name="T3">- sudo nano /etc/hosts //</text:span></text:span><text:span text:style-name="Fonte_20_parág._20_padrão"><text:span text:style-name="T4">edita o arquivo de dns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8">sudo apt-get install zsh</text:span></text:span></text:p>
      <text:p text:style-name="Standard"><text:span text:style-name="Fonte_20_parág._20_padrão"><text:span text:style-name="T7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7">https://ohmyz.sh/</text:span></text:span></text:a></text:p>
      <text:p text:style-name="Standard"><text:span text:style-name="Fonte_20_parág._20_padrão"><text:span text:style-name="T7">- Ctrl + d: volta pro terminal normal</text:span></text:span></text:p>
      <text:p text:style-name="P6">- Do terminal padrão pro zsh digitar no terminal: zsh</text:p>
      <text:p text:style-name="Standard"><text:span text:style-name="Fonte_20_parág._20_padrão"><text:span text:style-name="T7">- alias: mostra help</text:span></text:span></text:p>
      <text:p text:style-name="Standard"><text:span text:style-name="Fonte_20_parág._20_padrão"><text:span text:style-name="T7">- gaa ou ga . : adiciona todos os arquivos no repositório</text:span></text:span></text:p>
      <text:p text:style-name="P6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text:style-name="Internet_20_link" text:visited-style-name="Visited_20_Internet_20_Link">https://www.hostinger.com.br/tutoriais/tutorial-do-git-basics-introducao/</text:a></text:p>
      <text:p text:style-name="Standard">- <text:span text:style-name="Source_20_Text"><text:span text:style-name="T29">git clone ‘</text:span></text:span><text:span text:style-name="Source_20_Text"><text:span text:style-name="T30">url’ //clona o repositório, trocar url por url de clone</text:span></text:span></text:p>
      <text:p text:style-name="Standard">- git add –all //adiciona todos arquivos</text:p>
      <text:p text:style-name="Standard">- git commit -v -m “<text:span text:style-name="T20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22">trás todo o projeto de novo a partir da última alteração</text:span></text:p>
      <text:p text:style-name="Standard">- git checkout ‘develop’ //<text:span text:style-name="T34">faz checkout na branch de escolha e limpa oq não foi adicionado / comitado</text:span></text:p>
      <text:p text:style-name="Standard">- git push origin master //<text:span text:style-name="T35">commita na branch master</text:span></text:p>
      <text:p text:style-name="Standard">- git merge test //<text:span text:style-name="T36">faz merge da branch test para master</text:span></text:p>
      <text:p text:style-name="Standard">- <text:span text:style-name="T36">git status //ve se tem algo pendente pra commitar</text:span></text:p>
      <text:p text:style-name="Standard">- git stash //<text:span text:style-name="T36">retira coisas não comitadas de uma branch e salva para usar em outrar branch</text:span></text:p>
      <text:p text:style-name="Standard">- git branch test f630d3f // <text:span text:style-name="T36">pega branch de código e joga na branch test</text:span></text:p>
      <text:p text:style-name="Standard">- git log --oneline //<text:span text:style-name="T37">ve o log do repositório / branch</text:span></text:p>
      <text:p text:style-name="Standard">- <text:span text:style-name="T38">git branch ‘cypress’ //cria a branch cypress</text:span></text:p>
      <text:p text:style-name="Standard">- git add cypress.json cypress/ <text:s/>//<text:span text:style-name="T39">adiciona os arquivos especificos</text:span></text:p>
      <text:p text:style-name="Standard">- git commit -m "adicionando cypress" //<text:span text:style-name="T40">adiciona somente os arquivo adicionados</text:span></text:p>
      <text:p text:style-name="Standard">- <text:span text:style-name="T15">instalar git-flow: </text:span><text:a xlink:type="simple" xlink:href="https://danielkummer.github.io/git-flow-cheatsheet/index.pt_BR.html" text:style-name="Internet_20_link" text:visited-style-name="Visited_20_Internet_20_Link"><text:span text:style-name="T15">https://danielkummer.github.io/git-flow-cheatsheet/index.pt_BR.html</text:span></text:a></text:p>
      <text:p text:style-name="P13">- <text:span text:style-name="T42">sudo git flow init //inicia o git flow</text:span></text:p>
      <text:p text:style-name="P13">- git branch -m ‘feature/cypress’ //<text:span text:style-name="T43">renomeia a feature atual para o novo nome</text:span></text:p>
      <text:p text:style-name="P13">- git push --set-upstream origin feature/cypress //<text:span text:style-name="T44">sobe a branch pro remoto</text:span></text:p>
      <text:p text:style-name="P13"><text:soft-page-break/>- git flow feature finish //<text:span text:style-name="T45">finaliza feature e joga pra develop</text:span></text:p>
      <text:p text:style-name="Standard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4267713374" text:style-name="L1">
        <text:list-item>
          <text:p text:style-name="P21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9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3322530958" text:style-name="L2">
        <text:list-item>
          <text:p text:style-name="P22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591877534" text:style-name="L3">
        <text:list-item>
          <text:p text:style-name="P24">sudo npm install -g create-react-app</text:p>
        </text:list-item>
        <text:list-item>
          <text:p text:style-name="P23">sudo create-react-app frontend</text:p>
        </text:list-item>
        <text:list-item>
          <text:p text:style-name="P24">ou executar somente: sudo yarn create react-app frontend</text:p>
        </text:list-item>
      </text:list>
      <text:p text:style-name="P7"/>
      <text:p text:style-name="Standard">- Para subir o servidor: sudo yarn start</text:p>
      <text:list xml:id="list717153683" text:style-name="L4">
        <text:list-item>
          <text:p text:style-name="P26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3100975496" text:style-name="L5">
        <text:list-item>
          <text:p text:style-name="P27">retorna um elemento React (JSX)</text:p>
        </text:list-item>
        <text:list-item>
          <text:p text:style-name="P27">também pode ser retornado um Array / fragmento a partir da versão (16)</text:p>
        </text:list-item>
        <text:list-item>
          <text:p text:style-name="P27">Portal</text:p>
        </text:list-item>
        <text:list-item>
          <text:p text:style-name="P27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783144335" text:style-name="L6">
        <text:list-item>
          <text:p text:style-name="P28">Constructor</text:p>
        </text:list-item>
        <text:list-item>
          <text:p text:style-name="P28">Render</text:p>
        </text:list-item>
        <text:list-item>
          <text:p text:style-name="P28">Reac updates DOM and refs</text:p>
        </text:list-item>
        <text:list-item>
          <text:p text:style-name="P28">componentDidMount (instanciar listeners)</text:p>
        </text:list-item>
        <text:list-item>
          <text:p text:style-name="P28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23">todas as bibliotecas devem ser instaladas no repositório frontend</text:span></text:p>
      <text:list xml:id="list1157395283" text:style-name="L7">
        <text:list-item>
          <text:p text:style-name="P29">sudo yarn add axios</text:p>
        </text:list-item>
      </text:list>
      <text:list xml:id="list3253387576" text:style-name="L8">
        <text:list-item>
          <text:p text:style-name="P25">sudo yarn add react-router-dom</text:p>
        </text:list-item>
        <text:list-item>
          <text:p text:style-name="P30"><text:span text:style-name="Fonte_20_parág._20_padrão"><text:span text:style-name="T10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10">https://github.com/fkhadra/react-toastify</text:span></text:span></text:a><text:span text:style-name="T10"><text:tab/></text:span></text:p>
        </text:list-item>
        <text:list-item>
          <text:p text:style-name="P31"><text:span text:style-name="T11">sudo yarn add bootstrap-icons //</text:span><text:span text:style-name="T12">instalar ultima versão do node 12.16.1</text:span></text:p>
        </text:list-item>
      </text:list>
      <text:p text:style-name="P7"/>
      <text:p text:style-name="Standard"><text:span text:style-name="Fonte_20_parág._20_padrão"><text:span text:style-name="T13">scss –</text:span></text:span> <text:span text:style-name="Fonte_20_parág._20_padrão"><text:span text:style-name="T13">css com identação</text:span></text:span></text:p>
      <text:p text:style-name="P8"/>
      <text:p text:style-name="P8">css inline com react</text:p>
      <text:p text:style-name="P8"/>
      <text:p text:style-name="P7">//inline</text:p>
      <text:p text:style-name="P7">const logoStyle = {</text:p>
      <text:p text:style-name="P7"><text:s text:c="4"/>width: 5+'%',</text:p>
      <text:p text:style-name="P7"><text:soft-page-break/><text:s text:c="4"/>height: 5+'%',</text:p>
      <text:p text:style-name="P7"><text:s text:c="4"/>display: flex</text:p>
      <text:p text:style-name="P7">}</text:p>
      <text:p text:style-name="P7"/>
      <text:p text:style-name="P7">export default function Login() {</text:p>
      <text:p text:style-name="P7"><text:s text:c="4"/>return (</text:p>
      <text:p text:style-name="P7"><text:s text:c="8"/>&lt;img src={logo} alt="Squads" style={logoStyle}/&gt; <text:s text:c="7"/></text:p>
      <text:p text:style-name="Standard"><text:span text:style-name="Fonte_20_parág._20_padrão"><text:span text:style-name="T10"><text:s text:c="4"/></text:span></text:span>);</text:p>
      <text:p text:style-name="Standard">}</text:p>
      <text:p text:style-name="Standard"/>
      <text:p text:style-name="P8">Vs Code</text:p>
      <text:p text:style-name="Standard">- plugin</text:p>
      <text:list xml:id="list3867231344" text:style-name="L9">
        <text:list-item>
          <text:p text:style-name="P32">color highlight</text:p>
        </text:list-item>
        <text:list-item>
          <text:p text:style-name="P32">material icon theme</text:p>
        </text:list-item>
        <text:list-item>
          <text:p text:style-name="P32">drácula</text:p>
        </text:list-item>
        <text:list-item>
          <text:p text:style-name="P33">live share: permite duas pessoas mexer no código</text:p>
        </text:list-item>
        <text:list-item>
          <text:p text:style-name="P33">eazy-snippets-react</text:p>
        </text:list-item>
        <text:list-item>
          <text:p text:style-name="P33">vscode-icons</text:p>
        </text:list-item>
        <text:list-item>
          <text:p text:style-name="P33">CSS Formatter</text:p>
        </text:list-item>
        <text:list-item>
          <text:p text:style-name="P33">Duplicate selection or line //<text:span text:style-name="T41">alterar atalho para ctrl + shift + d</text:span></text:p>
        </text:list-item>
      </text:list>
      <text:p text:style-name="P18"/>
      <text:p text:style-name="P18"/>
      <text:p text:style-name="Standard">-Atalho Alt + shift + f <text:span text:style-name="T16">ou ctrl + shift + i</text:span>: identa o código</text:p>
      <text:p text:style-name="Standard">- <text:span text:style-name="T21">Atalho ctrl +/: comenta e descomenta</text:span></text:p>
      <text:p text:style-name="Standard"/>
      <text:p text:style-name="P8">cypress test – <text:span text:style-name="T18">testes</text:span></text:p>
      <text:p text:style-name="P9"><text:span text:style-name="T18">a</text:span><text:span text:style-name="T17">pp actions</text:span></text:p>
      <text:p text:style-name="P14">page options</text:p>
      <text:p text:style-name="P15"/>
      <text:p text:style-name="P10">Instalação cypress: Acessar / <text:span text:style-name="T24">criar </text:span>repositório <text:span text:style-name="T24">cypress no mesmo nó de frontend e backend</text:span> para instalar a biblioteca</text:p>
      <text:p text:style-name="P10"/>
      <text:p text:style-name="P10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10"/>
      <text:list xml:id="list600265227" text:style-name="L10">
        <text:list-item>
          <text:p text:style-name="P35">sudo yarn add cypress –dev</text:p>
        </text:list-item>
        <text:list-item>
          <text:p text:style-name="P35">yarn run cypress open //<text:span text:style-name="T25">starta o cypress</text:span></text:p>
        </text:list-item>
        <text:list-item>
          <text:p text:style-name="P35">yarn start cypress:open</text:p>
        </text:list-item>
        <text:list-item>
          <text:p text:style-name="P35">$(npm bin)/cypress open <text:span text:style-name="T33">ou yarn cypress_open</text:span></text:p>
        </text:list-item>
      </text:list>
      <text:p text:style-name="P16"/>
      <text:p text:style-name="P15"/>
      <text:p text:style-name="P11">Discord – <text:span text:style-name="T17">aplicativo de conversa, bom para trocar código e trabalhar</text:span></text:p>
      <text:p text:style-name="P17"/>
      <text:p text:style-name="P12">Docker – instalação:</text:p>
      <text:list xml:id="list1400857443" text:style-name="L11">
        <text:list-item>
          <text:p text:style-name="P37">docker: <text:a xlink:type="simple" xlink:href="https://docs.docker.com/install/linux/docker-ce/ubuntu/" text:style-name="Internet_20_link" text:visited-style-name="Visited_20_Internet_20_Link">https://docs.docker.com/install/linux/docker-ce/ubuntu/</text:a></text:p>
        </text:list-item>
        <text:list-item>
          <text:p text:style-name="P36"><text:span text:style-name="T14">docker-compose: </text:span><text:a xlink:type="simple" xlink:href="https://docs.docker.com/compose/install/" text:style-name="Internet_20_link" text:visited-style-name="Visited_20_Internet_20_Link">https://docs.docker.com/compose/install/</text:a></text:p>
        </text:list-item>
        <text:list-item>
          <text:p text:style-name="P38"><text:span text:style-name="T17">sudo docker-compose down //</text:span><text:span text:style-name="T19">baixa os container</text:span></text:p>
        </text:list-item>
        <text:list-item>
          <text:p text:style-name="P39"><text:span text:style-name="Source_20_Text"><text:span text:style-name="T27">sudo </text:span></text:span><text:span text:style-name="Source_20_Text"><text:span text:style-name="T26">docker-compose -f docker-compose.yml -f docker-compose.dev.yml up --build --force-recreate -d //</text:span></text:span><text:span text:style-name="Source_20_Text"><text:span text:style-name="T27">subir ambientes</text:span></text:span></text:p>
        </text:list-item>
        <text:list-item>
          <text:p text:style-name="P39"><text:span text:style-name="Source_20_Text"><text:span text:style-name="T27">sudo docker run -dit --name portalrelacionamento -p 8080:80 -v ${PWD}/build/:/usr/local/apache2/htdocs/ httpd:2.4 //</text:span></text:span><text:span text:style-name="Source_20_Text"><text:span text:style-name="T28">sobe um container na porta 8080 apontando para 80 do apache</text:span></text:span></text:p>
        </text:list-item>
        <text:list-item>
          <text:p text:style-name="P39"><text:span text:style-name="Source_20_Text"><text:span text:style-name="T28">sudo docker stop portalrelacionamento //derruba o container</text:span></text:span></text:p>
        </text:list-item>
        <text:list-item>
          <text:p text:style-name="P39"><text:soft-page-break/><text:span text:style-name="Source_20_Text"><text:span text:style-name="T28">sudo docker rn d3d15ac2f85480adae0e92b1603555884d002d96eed8d53723e7e3aebd6b6fae //renomeia o container</text:span></text:span></text:p>
        </text:list-item>
        <text:list-item>
          <text:p text:style-name="P40"><text:span text:style-name="Source_20_Text"><text:span text:style-name="T28">sudo docker ps //lista os containers</text:span></text:span></text:p>
        </text:list-item>
      </text:list>
      <text:p text:style-name="P19"><text:span text:style-name="Source_20_Text"><text:span text:style-name="T28"/></text:span></text:p>
      <text:p text:style-name="P19"><text:span text:style-name="Source_20_Text"><text:span text:style-name="T28"/></text:span></text:p>
      <text:p text:style-name="P19"><text:span text:style-name="Source_20_Text"><text:span text:style-name="T31">Font Awesome: </text:span></text:span><text:span text:style-name="Source_20_Text"><text:span text:style-name="T32">usado para pegar icon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dejavu sans mono" svg:font-family="'dejavu sans mono'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06T16:56:55.355895128</dc:date>
    <meta:editing-cycles>97</meta:editing-cycles>
    <meta:editing-duration>P1DT19H35M31S</meta:editing-duration>
    <meta:document-statistic meta:table-count="0" meta:image-count="0" meta:object-count="0" meta:page-count="4" meta:paragraph-count="124" meta:word-count="857" meta:character-count="5600" meta:non-whitespace-character-count="4868"/>
    <meta:template xlink:type="simple" xlink:actuate="onRequest" xlink:title="" xlink:href="Normal"/>
  </office:meta>
</office:document-meta>
</file>